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" manifest:media-type="application/vnd.sun.star.oleobject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8" manifest:media-type="application/x-openoffice-wmf;windows_formatname=&quot;Image WMF&quot;"/>
  <manifest:file-entry manifest:full-path="ObjectReplacements/Object 2" manifest:media-type=""/>
  <manifest:file-entry manifest:full-path="ObjectReplacements/Object 9" manifest:media-type=""/>
  <manifest:file-entry manifest:full-path="ObjectReplacements/Object 7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Object 9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Thumbnails/thumbnail.png" manifest:media-type="image/png"/>
  <manifest:file-entry manifest:full-path="Object 5" manifest:media-type="application/vnd.sun.star.oleobject"/>
  <manifest:file-entry manifest:full-path="Object 6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" manifest:media-type="application/vnd.sun.star.oleobject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in" fo:margin-right="0in" fo:text-align="start" style:justify-single-word="false" fo:text-indent="0.3437in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master-page-name="">
      <style:paragraph-properties fo:margin-left="0in" fo:margin-right="0in" fo:text-align="start" style:justify-single-word="false" fo:text-indent="0.3854in" style:auto-text-indent="false" style:page-number="auto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language="uk" fo:country="UA" fo:font-weight="normal" officeooo:paragraph-rsid="00011a3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Times New Roman" fo:font-size="12pt" fo:language="uk" fo:country="UA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paragraph-rsid="00011a31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normal" officeooo:rsid="00011a31" officeooo:paragraph-rsid="00011a3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en" fo:country="US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 style:list-style-name="L3">
      <style:paragraph-properties fo:text-align="start" style:justify-single-word="false" fo:break-before="page"/>
      <style:text-properties style:font-name="Times New Roman" fo:font-size="12pt" fo:language="uk" fo:country="UA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uk" fo:country="UA"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weight-complex="normal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11a31"/>
    </style:style>
    <style:style style:name="T12" style:family="text">
      <style:text-properties style:font-name="Times New Roman" fo:font-size="12pt" fo:language="uk" fo:country="UA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Times New Roman" fo:font-size="12pt" fo:language="uk" fo:country="UA" fo:font-style="normal" fo:font-weight="normal" officeooo:rsid="00011a31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94in" draw:visible-area-height="0.1394in"/>
    </style:style>
    <style:style style:name="fr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866in" draw:visible-area-height="0.1535in"/>
    </style:style>
    <style:style style:name="fr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228in" draw:visible-area-height="0.2508in"/>
    </style:style>
    <style:style style:name="fr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94in" draw:visible-area-height="0.1535in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894in" draw:visible-area-height="0.1949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7783in" draw:visible-area-height="0.2783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1118in" draw:visible-area-height="0.5563in"/>
    </style:style>
    <style:style style:name="fr8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9" style:family="graphic" style:parent-style-name="OLE">
      <style:graphic-properties fo:margin-left="0in" fo:margin-right="0in" style:vertical-pos="from-top" fo:padding="0.0008in" fo:border="non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ІНІСТЕРСТВО НАУКИ ТА ОСВІТИ УКРАЇНИ</text:p>
      <text:p text:style-name="P2">НАЦІОНАЛЬНИЙ УНІВЕРСИТЕТ “ЛЬВІВСЬКА ПОЛІТЕХНІКА”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Лабораторна робота №1</text:p>
      <text:p text:style-name="P4">з курсу “Чисельні методи ч.1”<text:line-break/>Тема: “Чисельне розв<text:span text:style-name="T1">'</text:span>язування систем лінійних алгебраїчних рівнянь”</text:p>
      <text:p text:style-name="P4">Варіант №<text:span text:style-name="T11">9</text:span>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>Виконав</text:p>
      <text:p text:style-name="P1">студент групи ПМ-33</text:p>
      <text:p text:style-name="P18">Венгринюк Олег</text:p>
      <text:p text:style-name="P1"/>
      <text:p text:style-name="P1">Прийняла</text:p>
      <text:p text:style-name="P1">Візнович О.В.</text:p>
      <text:p text:style-name="P1"/>
      <text:p text:style-name="P1"/>
      <text:p text:style-name="P1"/>
      <text:p text:style-name="P1"/>
      <text:p text:style-name="P2"/>
      <text:p text:style-name="P2">ЛЬВІВ — 2019 </text:p>
      <text:p text:style-name="P9"/>
      <text:p text:style-name="P9"><text:soft-page-break/>Завдання:</text:p>
      <text:list xml:id="list3887506611" text:style-name="L1">
        <text:list-item>
          <text:p text:style-name="P12">Розв'язати СЛАР методом Гаусса в середовищі <text:span text:style-name="T1">Maple.</text:span></text:p>
        </text:list-item>
        <text:list-item>
          <text:p text:style-name="P13">Розв<text:span text:style-name="T1">'</text:span>язати СЛАР методом простої ітерації (задати різні точності вивести кількість ітерацій та вивести <text:span text:style-name="T1">нев’язку).</text:span></text:p>
        </text:list-item>
      </text:list>
      <text:p text:style-name="P6"/>
      <text:p text:style-name="P9">Завдання</text:p>
      <text:p text:style-name="P16"><text:s text:c="2"/>А = <text:s/><draw:frame draw:style-name="fr8" draw:name="Object809" text:anchor-type="as-char" svg:width="3.2492in" svg:height="1.078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text:s text:c="3"/></text:p>
      <text:p text:style-name="P16"/>
      <text:p text:style-name="P16"><text:s/><text:span text:style-name="T1">f = </text:span><text:span text:style-name="T1"><draw:frame draw:style-name="fr9" draw:name="Object812" text:anchor-type="as-char" svg:y="-0.1492in" svg:width="2.9398in" svg:height="0.2217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<text:s/></text:span></text:p>
      <text:p text:style-name="P9"/>
      <text:p text:style-name="P9">Теоретичні відомості</text:p>
      <text:p text:style-name="P9"><text:tab/><text:span text:style-name="T6">Методи чисельного розв</text:span><text:span text:style-name="T2">'</text:span><text:span text:style-name="T6">язування СЛАР ділять на два типи: <text:s/></text:span><text:span text:style-name="T7">прямі і ітераційні. З</text:span><text:span text:style-name="T10">а допомогою прямих (або точних) методів розв</text:span><text:span text:style-name="T8">’</text:span><text:span text:style-name="T10">язок СЛАР знаходять за скінченне число арифметичних дій. ераційні методи полягають в тому, що розв</text:span><text:span text:style-name="T8">’</text:span><text:span text:style-name="T10">язок </text:span><text:span text:style-name="T10"><draw:frame draw:style-name="fr1" draw:name="Object11" text:anchor-type="as-char" svg:width="0.139in" svg:height="0.139in" draw:z-index="0"><draw:object-ole xlink:href="./Object 3" xlink:type="simple" xlink:show="embed" xlink:actuate="onLoad"/><draw:image xlink:href="./ObjectReplacements/Object 3" xlink:type="simple" xlink:show="embed" xlink:actuate="onLoad"/><svg:desc>OLE-object</svg:desc></draw:frame></text:span><text:span text:style-name="T10"><text:s/>системи знаходять як границю при </text:span><text:span text:style-name="T10"><draw:frame draw:style-name="fr2" draw:name="Object12" text:anchor-type="as-char" svg:width="0.4862in" svg:height="0.1528in" draw:z-index="1"><draw:object-ole xlink:href="./Object 4" xlink:type="simple" xlink:show="embed" xlink:actuate="onLoad"/><draw:image xlink:href="./ObjectReplacements/Object 4" xlink:type="simple" xlink:show="embed" xlink:actuate="onLoad"/><svg:desc>OLE-object</svg:desc></draw:frame></text:span><text:span text:style-name="T10"><text:s/>послідовності наближень </text:span><text:span text:style-name="T10"><draw:frame draw:style-name="fr3" draw:name="Object13" text:anchor-type="as-char" svg:width="0.222in" svg:height="0.25in" draw:z-index="2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10">, де </text:span><text:span text:style-name="T10"><draw:frame draw:style-name="fr4" draw:name="Object14" text:anchor-type="as-char" svg:width="0.139in" svg:height="0.1528in" draw:z-index="3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10">–номер ітерації. . Задається деяке достатньо мале число </text:span><text:span text:style-name="T10"><draw:frame draw:style-name="fr5" draw:name="Object15" text:anchor-type="as-char" svg:width="0.389in" svg:height="0.1937in" draw:z-index="4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10"><text:s/>(точність) і обчислення проводяться до тих пір, поки не виконається оцінка </text:span><text:span text:style-name="T10"><draw:frame draw:style-name="fr6" draw:name="Object16" text:anchor-type="as-char" svg:width="0.778in" svg:height="0.278in" draw:z-index="5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10">. </text:span></text:p>
      <text:p text:style-name="P9"><text:span text:style-name="T10"><text:tab/>Метод послідовних ітерацій полягає у пошуку розв</text:span><text:span text:style-name="T3">'</text:span><text:span text:style-name="T10">язків рівнняння за допомогою формули </text:span><text:span text:style-name="T10"><draw:frame draw:style-name="fr7" draw:name="Object296" text:anchor-type="as-char" svg:width="3.111in" svg:height="0.5555in" draw:z-index="6"><draw:object-ole xlink:href="./Object 9" xlink:type="simple" xlink:show="embed" xlink:actuate="onLoad"/><draw:image xlink:href="./ObjectReplacements/Object 9" xlink:type="simple" xlink:show="embed" xlink:actuate="onLoad"/><svg:desc>OLE-object</svg:desc></draw:frame></text:span></text:p>
      <text:p text:style-name="P3"/>
      <text:p text:style-name="P8">Хід роботи </text:p>
      <text:list xml:id="list200104486" text:style-name="L2">
        <text:list-item>
          <text:p text:style-name="P14"><text:span text:style-name="T9">Розв'язати СЛАР в </text:span><text:span text:style-name="T4">Maple</text:span></text:p>
        </text:list-item>
      </text:list>
      <text:p text:style-name="P19"/>
      <text:p text:style-name="P7"/>
      <text:list xml:id="list4020223521" text:style-name="L3">
        <text:list-item>
          <text:p text:style-name="P22">Розв'язування СЛАР методом простої ітерації.</text:p>
        </text:list-item>
      </text:list>
      <text:p text:style-name="P7"><text:s text:c="4"/>Програмний код на мові програмування <text:span text:style-name="T1">Python:</text:span></text:p>
      <text:p text:style-name="P3"/>
      <text:p text:style-name="P7">import numpy as np</text:p>
      <text:p text:style-name="P7"/>
      <text:p text:style-name="P7">def simple_iter(A: list, f: list, epsilon: float, rand: bool = True):</text:p>
      <text:p text:style-name="P7"><text:s text:c="4"/>iterations = 0</text:p>
      <text:p text:style-name="P7"><text:s text:c="4"/></text:p>
      <text:p text:style-name="P7"><text:s text:c="4"/>if rand:</text:p>
      <text:p text:style-name="P7"><text:s text:c="5"/>x = np.reshape(np.random.rand(f.size, 1), (f.size, 1))</text:p>
      <text:p text:style-name="P7"><text:s text:c="4"/>else:</text:p>
      <text:p text:style-name="P7"><text:s text:c="5"/>x = np.zeros((f.size, 1))</text:p>
      <text:p text:style-name="P7"><text:s text:c="4"/></text:p>
      <text:p text:style-name="P7"><text:s text:c="4"/>convergence = False</text:p>
      <text:p text:style-name="P7"><text:s text:c="4"/></text:p>
      <text:p text:style-name="P7"><text:s text:c="4"/>while not convergence:</text:p>
      <text:p text:style-name="P21"><text:span text:style-name="T12"><text:s text:c="8"/>x_new = x - A</text:span><text:span text:style-name="T13">@</text:span><text:span text:style-name="T12">x</text:span><text:span text:style-name="T12"> + f</text:span></text:p>
      <text:p text:style-name="P7"><text:s text:c="8"/></text:p>
      <text:p text:style-name="P7"><text:s text:c="8"/>convergence = np.linalg.norm(x_new - x) &lt;= epsilon</text:p>
      <text:p text:style-name="P7"><text:s text:c="4"/></text:p>
      <text:p text:style-name="P7"><text:s text:c="8"/>x = x_new</text:p>
      <text:p text:style-name="P7"><text:s text:c="8"/>iterations += 1</text:p>
      <text:p text:style-name="P7"><text:s text:c="4"/></text:p>
      <text:p text:style-name="P7"><text:s text:c="4"/>return x, iterations, A@x - f</text:p>
      <text:p text:style-name="P7"><text:s text:c="4"/></text:p>
      <text:p text:style-name="P7"/>
      <text:p text:style-name="P17"><text:span text:style-name="T9">P</text:span><text:span text:style-name="T5">езультат виконання:</text:span></text:p>
      <text:p text:style-name="P17"><text:span text:style-name="T5"/></text:p>
      <text:p text:style-name="P20"><text:span text:style-name="T5">A= [[ 0.405 <text:s/>0.05 <text:s text:c="2"/>0.04 <text:s text:c="2"/>0. <text:s text:c="4"/>0.09 ]</text:span></text:p>
      <text:p text:style-name="P20"><text:span text:style-name="T5"><text:s/>[-0.061 <text:s/>0.53 <text:s text:c="2"/>0.073 <text:s/>0.11 <text:s/>-0.06 ]</text:span></text:p>
      <text:p text:style-name="P20"><text:span text:style-name="T5"><text:s/>[ 0.07 <text:s/>-0.036 <text:s/>0.38 <text:s text:c="2"/>0.03 <text:s text:c="2"/>0.02 ]</text:span></text:p>
      <text:p text:style-name="P20"><text:span text:style-name="T5"><text:s/>[-0.05 <text:s text:c="2"/>0. <text:s text:c="4"/>0.066 <text:s/>0.58 <text:s text:c="2"/>0.23 ]</text:span></text:p>
      <text:p text:style-name="P20"><text:span text:style-name="T5"><text:s/>[ 0. <text:s text:c="4"/>0.081 -0.05 <text:s text:c="2"/>0. <text:s text:c="4"/>0.41 ]]</text:span></text:p>
      <text:p text:style-name="P20"><text:span text:style-name="T5">f= [[ 1.77 ]</text:span></text:p>
      <text:p text:style-name="P20"><text:span text:style-name="T5"><text:s/>[-0.53 ]</text:span></text:p>
      <text:p text:style-name="P20"><text:span text:style-name="T5"><text:s/>[-0.626]</text:span></text:p>
      <text:p text:style-name="P20"><text:span text:style-name="T5"><text:s/>[-2.772]</text:span></text:p>
      <text:p text:style-name="P20"><text:span text:style-name="T5"><text:s/>[ 1.001]]</text:span></text:p>
      <text:p text:style-name="P20"><text:span text:style-name="T5">Input epsilon: 1e-3</text:span></text:p>
      <text:p text:style-name="P20"><text:span text:style-name="T5">Pecision is: 0.001</text:span></text:p>
      <text:p text:style-name="P20"><text:span text:style-name="T5">X</text:span></text:p>
      <text:p text:style-name="P20"><text:span text:style-name="T5">X1= 3.9988725867</text:span></text:p>
      <text:p text:style-name="P20"><text:span text:style-name="T5">X2= 1.0000553046</text:span></text:p>
      <text:p text:style-name="P20"><text:span text:style-name="T5">X3= -1.9987759547</text:span></text:p>
      <text:p text:style-name="P20"><text:span text:style-name="T5">X4= -5.0010605048</text:span></text:p>
      <text:p text:style-name="P20"><text:span text:style-name="T5">X5= 2.0006118941</text:span></text:p>
      <text:p text:style-name="P20"><text:span text:style-name="T5">Iterations= 19</text:span></text:p>
      <text:p text:style-name="P20"><text:span text:style-name="T5">Difference:</text:span></text:p>
      <text:p text:style-name="P20"><text:span text:style-name="T5">A[1][:]*X-F1= -0.0003498049</text:span></text:p>
      <text:p text:style-name="P20"><text:span text:style-name="T5">A[2][:]*X-F2= 0.0000340698</text:span></text:p>
      <text:p text:style-name="P20"><text:span text:style-name="T5">A[3][:]*X-F3= 0.0003646500</text:span></text:p>
      <text:p text:style-name="P20"><text:span text:style-name="T5">A[4][:]*X-F4= -0.0003371995</text:span></text:p>
      <text:p text:style-name="P20"><text:span text:style-name="T5">A[5][:]*X-F5= 0.0001941540</text:span></text:p>
      <text:p text:style-name="P8"/>
      <text:p text:style-name="P8"><text:soft-page-break/>Висновки:</text:p>
      <text:p text:style-name="P10">В ході виконання лабораторної роботи було розв<text:span text:style-name="T1">'</text:span>язано СЛАР використовуючи середовище <text:span text:style-name="T1">Maple, </text:span>а також було написано програму для чисельного розв<text:span text:style-name="T1">'</text:span>язання СЛАР використовуючи метод послідовних наближень. Було порівняно точності при заданій похибці 0,001 та 0,00001.</text:p>
      <text:p text:style-name="P11">Для отриманих коренів було пораховано вектор нев<text:span text:style-name="T1">'</text:span>язки. Для обох похибок було пораховано кількість необхідних ітерацій для досягнення бажаної точності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45S</meta:editing-duration>
    <meta:editing-cycles>9</meta:editing-cycles>
    <meta:generator>LibreOffice/6.0.7.3$Linux_X86_64 LibreOffice_project/00m0$Build-3</meta:generator>
    <dc:date>2019-03-28T10:36:11.394687166</dc:date>
    <meta:document-statistic meta:table-count="0" meta:image-count="0" meta:object-count="9" meta:page-count="4" meta:paragraph-count="74" meta:word-count="351" meta:character-count="2557" meta:non-whitespace-character-count="210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>
          <mo fence="true" stretchy="true">(</mo>
          <mrow>
            <mtable>
              <mtr>
                <mtd>
                  <mrow>
                    <mn>0</mn>
                    <mi>,</mi>
                    <mtext>405</mtext>
                    <mrow/>
                  </mrow>
                </mtd>
                <mtd>
                  <mrow>
                    <mn>0</mn>
                    <mi>,</mi>
                    <mtext>05</mtext>
                    <mrow/>
                  </mrow>
                </mtd>
                <mtd>
                  <mrow>
                    <mn>0</mn>
                    <mi>,</mi>
                    <mtext>04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9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61</mtext>
                    <mrow/>
                  </mrow>
                </mtd>
                <mtd>
                  <mrow>
                    <mn>0</mn>
                    <mi>,</mi>
                    <mtext>53</mtext>
                    <mrow/>
                  </mrow>
                </mtd>
                <mtd>
                  <mrow>
                    <mn>0</mn>
                    <mi>,</mi>
                    <mtext>073</mtext>
                    <mrow/>
                  </mrow>
                </mtd>
                <mtd>
                  <mrow>
                    <mn>0</mn>
                    <mi>,</mi>
                    <mtext>1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6</mtext>
                    <mrow/>
                  </mrow>
                </mtd>
              </mtr>
              <mtr>
                <mtd>
                  <mrow>
                    <mn>0</mn>
                    <mi>,</mi>
                    <mtext>07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36</mtext>
                    <mrow/>
                  </mrow>
                </mtd>
                <mtd>
                  <mrow>
                    <mn>0</mn>
                    <mi>,</mi>
                    <mtext>38</mtext>
                    <mrow/>
                  </mrow>
                </mtd>
                <mtd>
                  <mrow>
                    <mn>0</mn>
                    <mi>,</mi>
                    <mtext>03</mtext>
                    <mrow/>
                  </mrow>
                </mtd>
                <mtd>
                  <mrow>
                    <mn>0</mn>
                    <mi>,</mi>
                    <mtext>02</mtext>
                    <mrow/>
                  </mrow>
                </mtd>
              </mtr>
              <mtr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66</mtext>
                    <mrow/>
                  </mrow>
                </mtd>
                <mtd>
                  <mrow>
                    <mn>0</mn>
                    <mi>,</mi>
                    <mtext>58</mtext>
                    <mrow/>
                  </mrow>
                </mtd>
                <mtd>
                  <mrow>
                    <mn>0</mn>
                    <mi>,</mi>
                    <mtext>23</mtext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081</mtext>
                    <mrow/>
                  </mrow>
                </mtd>
                <mtd>
                  <mrow>
                    <mrow>
                      <mo stretchy="false">−</mo>
                      <mn>0</mn>
                    </mrow>
                    <mi>,</mi>
                    <mtext>05</mtext>
                    <mrow/>
                  </mrow>
                </mtd>
                <mtd>
                  <mrow>
                    <mn>0</mn>
                    <mrow/>
                  </mrow>
                </mtd>
                <mtd>
                  <mrow>
                    <mn>0</mn>
                    <mi>,</mi>
                    <mtext>41</mtext>
                    <mrow/>
                  </mrow>
                </mtd>
              </mtr>
            </mtable>
          </mrow>
          <mo fence="true" stretchy="true">)</mo>
        </mrow>
      </mstyle>
      <mrow/>
    </mrow>
    <annotation encoding="StarMath 5.0"> size 12{ left ( matrix {
0,"405" {} # 0,"05" {} # 0,"04" {} # 0 {} # 0,"09" {} ##
 - 0,"061" {} # 0,"53" {} # 0,"073" {} # 0,"11" {} #  - 0,"06" {} ##
0,"07" {} #  - 0,"036" {} # 0,"38" {} # 0,"03" {} # 0,"02" {} ##
 - 0,"05" {} # 0 {} # 0,"066" {} # 0,"58" {} # 0,"23" {} ##
0 {} # 0,"081" {} #  - 0,"05" {} # 0 {} # 0,"41"{}
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o stretchy="false">(</mo>
          <mn>1</mn>
          <mi>,</mi>
          <mtext>77</mtext>
          <mrow>
            <mi>;</mi>
            <mo stretchy="false">−</mo>
            <mn>0</mn>
          </mrow>
          <mi>,</mi>
          <mtext>53</mtext>
          <mrow>
            <mi>;</mi>
            <mo stretchy="false">−</mo>
            <mn>0</mn>
          </mrow>
          <mi>,</mi>
          <mtext>626</mtext>
          <mrow>
            <mi>;</mi>
            <mo stretchy="false">−</mo>
            <mn>2</mn>
          </mrow>
          <mi>,</mi>
          <mtext>772</mtext>
          <mi>;</mi>
          <mn>1</mn>
          <mi>,</mi>
          <mtext>001</mtext>
          <msup>
            <mo stretchy="false">)</mo>
            <mstyle mathsize="8pt">
              <mi>T</mi>
            </mstyle>
          </msup>
        </mrow>
      </mstyle>
      <mrow/>
    </mrow>
    <annotation encoding="StarMath 5.0"> size 12{ \( 1,"77"; - 0,"53"; - 0,"626"; - 2,"772";1,"001" \)  rSup { size 8{T} } } {}</annotation>
  </semantics>
</math>
</file>